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316424" officeooo:paragraph-rsid="00316424"/>
    </style:style>
    <style:style style:name="P2" style:family="paragraph" style:parent-style-name="Standard">
      <style:text-properties officeooo:rsid="0033085a" officeooo:paragraph-rsid="0033085a"/>
    </style:style>
    <style:style style:name="P3" style:family="paragraph" style:parent-style-name="Standard">
      <style:text-properties officeooo:rsid="0035179c" officeooo:paragraph-rsid="0035179c"/>
    </style:style>
    <style:style style:name="P4" style:family="paragraph" style:parent-style-name="Standard">
      <style:text-properties officeooo:rsid="004b092e" officeooo:paragraph-rsid="004b092e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officeooo:rsid="000d5b9c" officeooo:paragraph-rsid="000d5b9c"/>
    </style:style>
    <style:style style:name="P7" style:family="paragraph" style:parent-style-name="Standard">
      <style:text-properties style:font-name="Liberation Serif" officeooo:rsid="0033085a" officeooo:paragraph-rsid="0033085a"/>
    </style:style>
    <style:style style:name="P8" style:family="paragraph" style:parent-style-name="Standard">
      <style:text-properties style:font-name="Liberation Serif" officeooo:rsid="0035179c" officeooo:paragraph-rsid="0035179c"/>
    </style:style>
    <style:style style:name="P9" style:family="paragraph" style:parent-style-name="Standard">
      <style:text-properties style:font-name="Liberation Serif" officeooo:rsid="003a50c2" officeooo:paragraph-rsid="003a50c2"/>
    </style:style>
    <style:style style:name="P10" style:family="paragraph" style:parent-style-name="Standard">
      <style:text-properties style:font-name="Liberation Serif" officeooo:rsid="0053c38f" officeooo:paragraph-rsid="0053c38f"/>
    </style:style>
    <style:style style:name="P11" style:family="paragraph" style:parent-style-name="Standard">
      <style:text-properties style:font-name="Liberation Serif" officeooo:rsid="000e9603" officeooo:paragraph-rsid="000e9603"/>
    </style:style>
    <style:style style:name="P12" style:family="paragraph" style:parent-style-name="Standard">
      <style:text-properties style:font-name="Liberation Serif" officeooo:rsid="0038559b" officeooo:paragraph-rsid="0038559b"/>
    </style:style>
    <style:style style:name="P13" style:family="paragraph" style:parent-style-name="Standard">
      <style:text-properties style:font-name="Liberation Serif" officeooo:rsid="006aa6b8" officeooo:paragraph-rsid="006aa6b8"/>
    </style:style>
    <style:style style:name="P14" style:family="paragraph" style:parent-style-name="Preformatted_20_Text">
      <style:text-properties officeooo:paragraph-rsid="00237d90"/>
    </style:style>
    <style:style style:name="P15" style:family="paragraph" style:parent-style-name="Text_20_body">
      <style:text-properties officeooo:paragraph-rsid="00504359"/>
    </style:style>
    <style:style style:name="P16" style:family="paragraph" style:parent-style-name="Text_20_body">
      <style:text-properties officeooo:paragraph-rsid="005057f9"/>
    </style:style>
    <style:style style:name="P17" style:family="paragraph" style:parent-style-name="Text_20_body">
      <style:text-properties officeooo:paragraph-rsid="00508f09"/>
    </style:style>
    <style:style style:name="P18" style:family="paragraph" style:parent-style-name="Text_20_body">
      <style:text-properties officeooo:paragraph-rsid="005109d5"/>
    </style:style>
    <style:style style:name="P19" style:family="paragraph" style:parent-style-name="Text_20_body">
      <style:text-properties officeooo:paragraph-rsid="005333e7"/>
    </style:style>
    <style:style style:name="P20" style:family="paragraph" style:parent-style-name="Text_20_body">
      <style:text-properties officeooo:rsid="0060b873" officeooo:paragraph-rsid="0060b873"/>
    </style:style>
    <style:style style:name="P21" style:family="paragraph" style:parent-style-name="Text_20_body">
      <style:text-properties officeooo:rsid="006aa6b8" officeooo:paragraph-rsid="006aa6b8"/>
    </style:style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>
      <style:text-properties style:font-name="Liberation Serif" officeooo:rsid="00550df7" officeooo:paragraph-rsid="00550df7"/>
    </style:style>
    <style:style style:name="P24" style:family="paragraph" style:parent-style-name="Text_20_body">
      <style:text-properties style:font-name="Liberation Serif" officeooo:paragraph-rsid="001186ca"/>
    </style:style>
    <style:style style:name="P25" style:family="paragraph" style:parent-style-name="Text_20_body">
      <style:text-properties style:font-name="Liberation Serif" officeooo:rsid="001186ca" officeooo:paragraph-rsid="001186ca"/>
    </style:style>
    <style:style style:name="P26" style:family="paragraph" style:parent-style-name="Text_20_body">
      <style:text-properties style:font-name="Liberation Serif" officeooo:rsid="001186ca" officeooo:paragraph-rsid="00413ed3"/>
    </style:style>
    <style:style style:name="P27" style:family="paragraph" style:parent-style-name="Text_20_body">
      <style:text-properties style:font-name="Liberation Serif" officeooo:rsid="0041cb71" officeooo:paragraph-rsid="0041cb71"/>
    </style:style>
    <style:style style:name="P28" style:family="paragraph" style:parent-style-name="Text_20_body">
      <style:text-properties style:font-name="Liberation Serif" officeooo:rsid="00187bfd" officeooo:paragraph-rsid="00187bfd"/>
    </style:style>
    <style:style style:name="P29" style:family="paragraph" style:parent-style-name="Text_20_body">
      <style:text-properties style:font-name="Liberation Serif" officeooo:rsid="000e9603" officeooo:paragraph-rsid="001bcb9d"/>
    </style:style>
    <style:style style:name="P30" style:family="paragraph" style:parent-style-name="Text_20_body">
      <style:text-properties style:font-name="Liberation Serif" officeooo:rsid="000e9603" officeooo:paragraph-rsid="000e9603"/>
    </style:style>
    <style:style style:name="P31" style:family="paragraph" style:parent-style-name="Text_20_body">
      <style:text-properties style:font-name="Liberation Serif" officeooo:rsid="001bcb9d" officeooo:paragraph-rsid="001bcb9d"/>
    </style:style>
    <style:style style:name="P32" style:family="paragraph" style:parent-style-name="Text_20_body">
      <style:text-properties style:font-name="Liberation Serif" officeooo:rsid="0038559b" officeooo:paragraph-rsid="0038559b"/>
    </style:style>
    <style:style style:name="P33" style:family="paragraph" style:parent-style-name="Text_20_body">
      <style:text-properties style:font-name="Liberation Serif" officeooo:paragraph-rsid="0016a9bd"/>
    </style:style>
    <style:style style:name="P34" style:family="paragraph" style:parent-style-name="Text_20_body">
      <style:text-properties style:font-name="Liberation Serif" officeooo:rsid="0016a9bd" officeooo:paragraph-rsid="0016a9bd"/>
    </style:style>
    <style:style style:name="P35" style:family="paragraph" style:parent-style-name="Text_20_body">
      <style:text-properties style:font-name="Liberation Serif" officeooo:rsid="006aa6b8" officeooo:paragraph-rsid="006aa6b8"/>
    </style:style>
    <style:style style:name="P36" style:family="paragraph" style:parent-style-name="Text_20_body">
      <style:text-properties style:font-name="Liberation Serif" officeooo:rsid="0014b3b5" officeooo:paragraph-rsid="0014b3b5"/>
    </style:style>
    <style:style style:name="P37" style:family="paragraph" style:parent-style-name="Text_20_body">
      <style:text-properties style:font-name="Liberation Serif" officeooo:paragraph-rsid="0014b3b5"/>
    </style:style>
    <style:style style:name="P38" style:family="paragraph" style:parent-style-name="Text_20_body">
      <style:text-properties style:font-name="Liberation Serif" officeooo:rsid="00189dc9" officeooo:paragraph-rsid="00189dc9"/>
    </style:style>
    <style:style style:name="P39" style:family="paragraph" style:parent-style-name="Text_20_body">
      <style:text-properties style:font-name="Liberation Serif" officeooo:rsid="004e94b6" officeooo:paragraph-rsid="004e94b6"/>
    </style:style>
    <style:style style:name="P40" style:family="paragraph" style:parent-style-name="Text_20_body">
      <style:text-properties style:font-name="Liberation Serif" officeooo:rsid="00522965" officeooo:paragraph-rsid="00522965"/>
    </style:style>
    <style:style style:name="P41" style:family="paragraph" style:parent-style-name="Text_20_body">
      <style:text-properties style:font-name="Liberation Serif" officeooo:rsid="00504359" officeooo:paragraph-rsid="00504359"/>
    </style:style>
    <style:style style:name="P42" style:family="paragraph" style:parent-style-name="Text_20_body">
      <style:text-properties style:font-name="Liberation Serif" officeooo:rsid="00504359" officeooo:paragraph-rsid="00508f09"/>
    </style:style>
    <style:style style:name="P43" style:family="paragraph" style:parent-style-name="Text_20_body">
      <style:text-properties style:font-name="Liberation Serif" officeooo:rsid="00504359" officeooo:paragraph-rsid="005109d5"/>
    </style:style>
    <style:style style:name="P44" style:family="paragraph" style:parent-style-name="Text_20_body">
      <style:text-properties style:font-name="Liberation Serif" officeooo:rsid="0016f7d2" officeooo:paragraph-rsid="0016f7d2"/>
    </style:style>
    <style:style style:name="P45" style:family="paragraph" style:parent-style-name="Text_20_body">
      <style:text-properties style:font-name="Liberation Serif" officeooo:rsid="0021988b" officeooo:paragraph-rsid="0021988b"/>
    </style:style>
    <style:style style:name="P46" style:family="paragraph" style:parent-style-name="Text_20_body">
      <style:text-properties style:font-name="Liberation Serif" officeooo:rsid="00472f32" officeooo:paragraph-rsid="00472f32"/>
    </style:style>
    <style:style style:name="P47" style:family="paragraph" style:parent-style-name="Text_20_body">
      <style:text-properties style:font-name="Liberation Serif" officeooo:paragraph-rsid="004bff32"/>
    </style:style>
    <style:style style:name="P48" style:family="paragraph" style:parent-style-name="Text_20_body">
      <style:text-properties style:font-name="Liberation Serif" officeooo:paragraph-rsid="00472f32"/>
    </style:style>
    <style:style style:name="P49" style:family="paragraph" style:parent-style-name="Text_20_body">
      <style:text-properties style:font-name="Liberation Serif" officeooo:rsid="004ce932" officeooo:paragraph-rsid="004ce932"/>
    </style:style>
    <style:style style:name="P50" style:family="paragraph" style:parent-style-name="Text_20_body">
      <style:text-properties style:font-name="Liberation Serif" officeooo:rsid="00237d90" officeooo:paragraph-rsid="0058aec7"/>
    </style:style>
    <style:style style:name="P51" style:family="paragraph" style:parent-style-name="Text_20_body">
      <style:text-properties style:font-name="Liberation Serif" officeooo:rsid="00237d90" officeooo:paragraph-rsid="00237d90"/>
    </style:style>
    <style:style style:name="P52" style:family="paragraph" style:parent-style-name="Text_20_body">
      <style:text-properties style:font-name="Liberation Serif" officeooo:rsid="0058aec7" officeooo:paragraph-rsid="0058aec7"/>
    </style:style>
    <style:style style:name="P53" style:family="paragraph" style:parent-style-name="Text_20_body">
      <style:text-properties style:font-name="Liberation Serif" officeooo:rsid="0024b3d0" officeooo:paragraph-rsid="0024b3d0"/>
    </style:style>
    <style:style style:name="P54" style:family="paragraph" style:parent-style-name="Text_20_body">
      <style:text-properties style:font-name="Liberation Serif" officeooo:rsid="00563ade" officeooo:paragraph-rsid="00563ade"/>
    </style:style>
    <style:style style:name="P55" style:family="paragraph" style:parent-style-name="Text_20_body">
      <style:text-properties style:font-name="Liberation Serif" officeooo:rsid="005d28ce" officeooo:paragraph-rsid="005d28ce"/>
    </style:style>
    <style:style style:name="P56" style:family="paragraph" style:parent-style-name="Text_20_body">
      <style:text-properties style:font-name="Liberation Serif" officeooo:rsid="005e629a" officeooo:paragraph-rsid="005e629a"/>
    </style:style>
    <style:style style:name="P57" style:family="paragraph" style:parent-style-name="Text_20_body">
      <style:text-properties style:font-name="Liberation Serif" officeooo:paragraph-rsid="0024b3d0"/>
    </style:style>
    <style:style style:name="P58" style:family="paragraph" style:parent-style-name="Text_20_body">
      <style:text-properties style:font-name="Liberation Serif" officeooo:rsid="005f5e7f" officeooo:paragraph-rsid="005f5e7f"/>
    </style:style>
    <style:style style:name="P59" style:family="paragraph" style:parent-style-name="Text_20_body">
      <style:text-properties style:font-name="Liberation Serif" officeooo:rsid="0065f68e" officeooo:paragraph-rsid="0065f68e"/>
    </style:style>
    <style:style style:name="P60" style:family="paragraph" style:parent-style-name="Text_20_body">
      <style:text-properties style:font-name="Liberation Serif" officeooo:rsid="0067451c" officeooo:paragraph-rsid="0067451c"/>
    </style:style>
    <style:style style:name="P61" style:family="paragraph" style:parent-style-name="Text_20_body">
      <style:text-properties style:font-name="Liberation Serif" officeooo:rsid="0067451c" officeooo:paragraph-rsid="0068a413"/>
    </style:style>
    <style:style style:name="P62" style:family="paragraph" style:parent-style-name="Text_20_body">
      <style:text-properties style:font-name="Liberation Serif" officeooo:rsid="0061092a" officeooo:paragraph-rsid="0068a413"/>
    </style:style>
    <style:style style:name="P63" style:family="paragraph" style:parent-style-name="Text_20_body">
      <style:text-properties style:font-name="Liberation Serif" officeooo:paragraph-rsid="0068a413"/>
    </style:style>
    <style:style style:name="P64" style:family="paragraph" style:parent-style-name="Text_20_body">
      <style:text-properties style:font-name="Liberation Serif" officeooo:rsid="00623fc3" officeooo:paragraph-rsid="0068a413"/>
    </style:style>
    <style:style style:name="P65" style:family="paragraph" style:parent-style-name="Text_20_body">
      <style:text-properties style:font-name="Liberation Serif" officeooo:rsid="00679818" officeooo:paragraph-rsid="0068a413"/>
    </style:style>
    <style:style style:name="P66" style:family="paragraph" style:parent-style-name="Text_20_body">
      <style:text-properties style:font-name="Liberation Serif" officeooo:rsid="0068c749" officeooo:paragraph-rsid="0068c749"/>
    </style:style>
    <style:style style:name="P67" style:family="paragraph" style:parent-style-name="Text_20_body">
      <style:text-properties style:font-name="Liberation Serif" officeooo:rsid="0042270f" officeooo:paragraph-rsid="0042270f"/>
    </style:style>
    <style:style style:name="P68" style:family="paragraph" style:parent-style-name="Text_20_body">
      <style:text-properties style:font-name="Liberation Serif" officeooo:rsid="0042eb4b" officeooo:paragraph-rsid="0042eb4b"/>
    </style:style>
    <style:style style:name="P69" style:family="paragraph" style:parent-style-name="Text_20_body">
      <style:text-properties style:font-name="Liberation Serif" officeooo:rsid="0044a244" officeooo:paragraph-rsid="0044a244"/>
    </style:style>
    <style:style style:name="P70" style:family="paragraph" style:parent-style-name="Text_20_body">
      <style:text-properties style:font-name="Liberation Serif" officeooo:rsid="00468747" officeooo:paragraph-rsid="00468747"/>
    </style:style>
    <style:style style:name="P71" style:family="paragraph" style:parent-style-name="Text_20_body">
      <style:text-properties style:font-name="Liberation Serif" officeooo:paragraph-rsid="000ff604"/>
    </style:style>
    <style:style style:name="P72" style:family="paragraph" style:parent-style-name="Text_20_body">
      <style:paragraph-properties fo:text-align="center" style:justify-single-word="false"/>
      <style:text-properties style:font-name="Liberation Serif" officeooo:rsid="00118e43" officeooo:paragraph-rsid="00118e43"/>
    </style:style>
    <style:style style:name="P73" style:family="paragraph" style:parent-style-name="Text_20_body">
      <style:text-properties style:font-name="Liberation Serif" officeooo:rsid="00118e43" officeooo:paragraph-rsid="00118e43"/>
    </style:style>
    <style:style style:name="P74" style:family="paragraph" style:parent-style-name="Text_20_body">
      <style:text-properties style:font-name="Liberation Serif" officeooo:rsid="003a6daf" officeooo:paragraph-rsid="003a6daf"/>
    </style:style>
    <style:style style:name="P75" style:family="paragraph" style:parent-style-name="Text_20_body">
      <style:paragraph-properties fo:text-align="center" style:justify-single-word="false"/>
      <style:text-properties style:font-name="Liberation Serif" officeooo:rsid="003a6daf" officeooo:paragraph-rsid="003db181"/>
    </style:style>
    <style:style style:name="P76" style:family="paragraph" style:parent-style-name="Text_20_body">
      <style:paragraph-properties fo:text-align="start" style:justify-single-word="false"/>
      <style:text-properties style:font-name="Liberation Serif" officeooo:rsid="003c1a71" officeooo:paragraph-rsid="003db181"/>
    </style:style>
    <style:style style:name="P77" style:family="paragraph" style:parent-style-name="Text_20_body">
      <style:text-properties style:font-name="Liberation Serif" officeooo:rsid="0021519f" officeooo:paragraph-rsid="0021519f"/>
    </style:style>
    <style:style style:name="P78" style:family="paragraph" style:parent-style-name="Text_20_body">
      <style:text-properties style:font-name="Liberation Serif" officeooo:rsid="0021519f" officeooo:paragraph-rsid="002b0e4d"/>
    </style:style>
    <style:style style:name="P79" style:family="paragraph" style:parent-style-name="Text_20_body">
      <style:text-properties style:font-name="Liberation Serif" officeooo:rsid="0029185b" officeooo:paragraph-rsid="0029185b"/>
    </style:style>
    <style:style style:name="P80" style:family="paragraph" style:parent-style-name="Text_20_body">
      <style:text-properties style:font-name="Liberation Serif" officeooo:paragraph-rsid="002cba9b"/>
    </style:style>
    <style:style style:name="P81" style:family="paragraph" style:parent-style-name="Text_20_body">
      <style:text-properties style:font-name="Liberation Serif" officeooo:rsid="002cba9b" officeooo:paragraph-rsid="002cba9b"/>
    </style:style>
    <style:style style:name="P82" style:family="paragraph" style:parent-style-name="Text_20_body">
      <style:text-properties style:font-name="Liberation Serif" officeooo:paragraph-rsid="002e60f1"/>
    </style:style>
    <style:style style:name="P83" style:family="paragraph" style:parent-style-name="Text_20_body">
      <style:text-properties style:font-name="Liberation Serif" officeooo:rsid="002e60f1" officeooo:paragraph-rsid="002e60f1"/>
    </style:style>
    <style:style style:name="P84" style:family="paragraph" style:parent-style-name="Text_20_body">
      <style:text-properties style:font-name="Liberation Serif" fo:font-style="normal" officeooo:rsid="002e60f1" officeooo:paragraph-rsid="002e60f1" style:font-style-asian="normal" style:font-style-complex="normal"/>
    </style:style>
    <style:style style:name="P85" style:family="paragraph" style:parent-style-name="Text_20_body">
      <style:text-properties style:font-name="Liberation Serif" fo:font-style="normal" officeooo:rsid="002eeaa3" officeooo:paragraph-rsid="002eeaa3" style:font-style-asian="normal" style:font-style-complex="normal"/>
    </style:style>
    <style:style style:name="P86" style:family="paragraph" style:parent-style-name="Text_20_body">
      <style:text-properties style:font-name="Liberation Serif" fo:font-style="normal" officeooo:rsid="003484ea" officeooo:paragraph-rsid="003484ea" style:font-style-asian="normal" style:font-style-complex="normal"/>
    </style:style>
    <style:style style:name="P87" style:family="paragraph" style:parent-style-name="Text_20_body">
      <style:text-properties style:font-name="Liberation Serif" fo:font-style="normal" officeooo:rsid="0036f5ae" officeooo:paragraph-rsid="0036f5ae" style:font-style-asian="normal" style:font-style-complex="normal"/>
    </style:style>
    <style:style style:name="P88" style:family="paragraph" style:parent-style-name="Text_20_body">
      <style:text-properties style:font-name="Liberation Serif" fo:font-style="normal" officeooo:rsid="006af200" officeooo:paragraph-rsid="006af200" style:font-style-asian="normal" style:font-style-complex="normal"/>
    </style:style>
    <style:style style:name="P89" style:family="paragraph" style:parent-style-name="Text_20_body">
      <style:text-properties style:font-name="Liberation Serif" fo:font-style="normal" officeooo:rsid="006c7464" officeooo:paragraph-rsid="006c7464" style:font-style-asian="normal" style:font-style-complex="normal"/>
    </style:style>
    <style:style style:name="P90" style:family="paragraph" style:parent-style-name="Text_20_body">
      <style:text-properties style:font-name="Liberation Serif" officeooo:rsid="002eeaa3" officeooo:paragraph-rsid="002eeaa3"/>
    </style:style>
    <style:style style:name="P91" style:family="paragraph" style:parent-style-name="Text_20_body">
      <style:text-properties style:font-name="Liberation Serif" fo:font-weight="normal" officeooo:rsid="0036f5ae" officeooo:paragraph-rsid="0036f5ae" style:font-weight-asian="normal" style:font-weight-complex="normal"/>
    </style:style>
    <style:style style:name="P92" style:family="paragraph" style:parent-style-name="Text_20_body">
      <style:text-properties style:font-name="Liberation Serif" officeooo:rsid="006af200" officeooo:paragraph-rsid="006af200"/>
    </style:style>
    <style:style style:name="P93" style:family="paragraph" style:parent-style-name="Text_20_body">
      <style:text-properties style:font-name="Liberation Serif" officeooo:paragraph-rsid="006af200"/>
    </style:style>
    <style:style style:name="P94" style:family="paragraph" style:parent-style-name="Text_20_body">
      <style:text-properties officeooo:paragraph-rsid="006cf175"/>
    </style:style>
    <style:style style:name="P95" style:family="paragraph" style:parent-style-name="Text_20_body">
      <style:text-properties officeooo:rsid="00718da3" officeooo:paragraph-rsid="00718da3"/>
    </style:style>
    <style:style style:name="P96" style:family="paragraph" style:parent-style-name="Text_20_body">
      <style:paragraph-properties fo:break-before="page"/>
      <style:text-properties style:font-name="Liberation Serif" officeooo:rsid="0042270f" officeooo:paragraph-rsid="0042270f"/>
    </style:style>
    <style:style style:name="P97" style:family="paragraph" style:parent-style-name="Text_20_body">
      <style:paragraph-properties style:writing-mode="lr-tb"/>
      <style:text-properties style:font-name="Liberation Serif" officeooo:rsid="0068a413" officeooo:paragraph-rsid="0068a413"/>
    </style:style>
    <style:style style:name="P98" style:family="paragraph" style:parent-style-name="Text_20_body">
      <style:paragraph-properties fo:margin-left="1.251cm" fo:margin-right="0cm" fo:text-indent="0cm" style:auto-text-indent="false"/>
      <style:text-properties style:font-name="Liberation Serif" officeooo:rsid="0068c749" officeooo:paragraph-rsid="0068c749"/>
    </style:style>
    <style:style style:name="P99" style:family="paragraph" style:parent-style-name="Text_20_body" style:list-style-name="">
      <style:text-properties style:font-name="Liberation Serif" officeooo:rsid="0014b3b5" officeooo:paragraph-rsid="0014b3b5"/>
    </style:style>
    <style:style style:name="P100" style:family="paragraph" style:parent-style-name="Text_20_body" style:list-style-name="">
      <style:text-properties style:font-name="Liberation Serif" officeooo:rsid="00189dc9" officeooo:paragraph-rsid="00189dc9"/>
    </style:style>
    <style:style style:name="P101" style:family="paragraph" style:parent-style-name="Text_20_body" style:list-style-name="">
      <style:text-properties style:font-name="Liberation Serif" officeooo:rsid="001d024b" officeooo:paragraph-rsid="001d024b"/>
    </style:style>
    <style:style style:name="P102" style:family="paragraph" style:parent-style-name="Text_20_body" style:list-style-name="">
      <style:text-properties style:font-name="Liberation Serif" officeooo:rsid="001ecdbe" officeooo:paragraph-rsid="001ecdbe"/>
    </style:style>
    <style:style style:name="P103" style:family="paragraph" style:parent-style-name="Text_20_body" style:list-style-name="">
      <style:text-properties style:font-name="Liberation Serif" officeooo:rsid="0016a9bd" officeooo:paragraph-rsid="0016a9bd"/>
    </style:style>
    <style:style style:name="P104" style:family="paragraph" style:parent-style-name="Text_20_body" style:list-style-name="L1">
      <style:text-properties style:font-name="Liberation Serif" officeooo:rsid="006af200" officeooo:paragraph-rsid="006af200"/>
    </style:style>
    <style:style style:name="P105" style:family="paragraph" style:parent-style-name="Text_20_body" style:list-style-name="L2">
      <style:text-properties style:font-name="Liberation Serif" fo:font-style="normal" officeooo:rsid="006c7464" officeooo:paragraph-rsid="006c7464" style:font-style-asian="normal" style:font-style-complex="normal"/>
    </style:style>
    <style:style style:name="P106" style:family="paragraph" style:parent-style-name="Text_20_body">
      <style:text-properties style:font-name="Liberation Serif" fo:font-style="normal" officeooo:rsid="006af200" officeooo:paragraph-rsid="006af200" style:font-style-asian="normal" style:font-style-complex="normal"/>
    </style:style>
    <style:style style:name="P107" style:family="paragraph" style:parent-style-name="Text_20_body" style:list-style-name="L3">
      <style:text-properties officeooo:paragraph-rsid="006af200"/>
    </style:style>
    <style:style style:name="P108" style:family="paragraph" style:parent-style-name="Text_20_body" style:list-style-name="L3">
      <style:text-properties officeooo:paragraph-rsid="006cf175"/>
    </style:style>
    <style:style style:name="P109" style:family="paragraph" style:parent-style-name="Text_20_body" style:list-style-name="L3">
      <style:text-properties officeooo:paragraph-rsid="006e9578"/>
    </style:style>
    <style:style style:name="P110" style:family="paragraph" style:parent-style-name="Text_20_body" style:list-style-name="L4">
      <style:text-properties officeooo:paragraph-rsid="006af200"/>
    </style:style>
    <style:style style:name="P111" style:family="paragraph" style:parent-style-name="Text_20_body">
      <style:text-properties officeooo:rsid="00718da3" officeooo:paragraph-rsid="00718da3"/>
    </style:style>
    <style:style style:name="P112" style:family="paragraph" style:parent-style-name="Text_20_body">
      <style:text-properties officeooo:paragraph-rsid="0074030e"/>
    </style:style>
    <style:style style:name="P113" style:family="paragraph" style:parent-style-name="Text_20_body">
      <style:paragraph-properties fo:margin-left="1.251cm" fo:margin-right="0cm" fo:text-indent="0cm" style:auto-text-indent="false"/>
      <style:text-properties style:font-name="Liberation Serif" fo:font-style="normal" officeooo:rsid="0074030e" officeooo:paragraph-rsid="0074030e" style:font-style-asian="normal" style:font-style-complex="normal"/>
    </style:style>
    <style:style style:name="P114" style:family="paragraph" style:parent-style-name="Text_20_body">
      <style:paragraph-properties fo:margin-left="1.251cm" fo:margin-right="0cm" fo:text-indent="0cm" style:auto-text-indent="false"/>
      <style:text-properties officeooo:rsid="00744cec" officeooo:paragraph-rsid="00744cec"/>
    </style:style>
    <style:style style:name="P115" style:family="paragraph" style:parent-style-name="Text_20_body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officeooo:rsid="00744cec" officeooo:paragraph-rsid="00744cec" style:font-weight-asian="bold" style:font-weight-complex="bold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normal" officeooo:rsid="00744cec" officeooo:paragraph-rsid="00744cec" style:font-weight-asian="normal" style:font-weight-complex="normal"/>
    </style:style>
    <style:style style:name="P117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normal" officeooo:rsid="00744cec" officeooo:paragraph-rsid="00759191" style:font-weight-asian="normal" style:font-weight-complex="normal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officeooo:rsid="00744cec" officeooo:paragraph-rsid="00744cec"/>
    </style:style>
    <style:style style:name="P119" style:family="paragraph" style:parent-style-name="Heading_20_3">
      <style:text-properties style:font-name="Liberation Serif"/>
    </style:style>
    <style:style style:name="P120" style:family="paragraph" style:parent-style-name="Heading_20_3">
      <style:text-properties style:font-name="Liberation Serif" officeooo:rsid="00187bfd" officeooo:paragraph-rsid="00187bfd"/>
    </style:style>
    <style:style style:name="P121" style:family="paragraph" style:parent-style-name="Heading_20_3">
      <style:text-properties style:font-name="Liberation Serif" officeooo:rsid="000e9603" officeooo:paragraph-rsid="000e9603"/>
    </style:style>
    <style:style style:name="P122" style:family="paragraph" style:parent-style-name="Heading_20_3">
      <style:text-properties style:font-name="Liberation Serif" officeooo:rsid="0014b3b5" officeooo:paragraph-rsid="0014b3b5"/>
    </style:style>
    <style:style style:name="P123" style:family="paragraph" style:parent-style-name="Heading_20_3">
      <style:text-properties style:font-name="Liberation Serif" officeooo:rsid="0021988b" officeooo:paragraph-rsid="0021988b"/>
    </style:style>
    <style:style style:name="P124" style:family="paragraph" style:parent-style-name="Heading_20_3">
      <style:text-properties style:font-name="Liberation Serif" officeooo:rsid="00472f32" officeooo:paragraph-rsid="004bff32"/>
    </style:style>
    <style:style style:name="P125" style:family="paragraph" style:parent-style-name="Heading_20_3">
      <style:text-properties style:font-name="Liberation Serif" officeooo:rsid="00237d90" officeooo:paragraph-rsid="00237d90"/>
    </style:style>
    <style:style style:name="P126" style:family="paragraph" style:parent-style-name="Heading_20_3">
      <style:text-properties style:font-name="Liberation Serif" officeooo:paragraph-rsid="0024b3d0"/>
    </style:style>
    <style:style style:name="P127" style:family="paragraph" style:parent-style-name="Heading_20_4">
      <style:text-properties style:font-name="Liberation Serif" officeooo:rsid="00237d90" officeooo:paragraph-rsid="00237d90"/>
    </style:style>
    <style:style style:name="P128" style:family="paragraph" style:parent-style-name="Heading_20_2">
      <style:text-properties style:font-name="Liberation Serif"/>
    </style:style>
    <style:style style:name="P129" style:family="paragraph" style:parent-style-name="Heading_20_2">
      <style:text-properties style:font-name="Liberation Serif" officeooo:rsid="0053c38f" officeooo:paragraph-rsid="0053c38f"/>
    </style:style>
    <style:style style:name="P130" style:family="paragraph" style:parent-style-name="Heading_20_2">
      <style:text-properties style:font-name="Liberation Serif" officeooo:rsid="0038559b" officeooo:paragraph-rsid="0038559b"/>
    </style:style>
    <style:style style:name="P131" style:family="paragraph" style:parent-style-name="Heading_20_2">
      <style:text-properties style:font-name="Liberation Serif" officeooo:rsid="004e94b6" officeooo:paragraph-rsid="004e94b6"/>
    </style:style>
    <style:style style:name="P132" style:family="paragraph" style:parent-style-name="Heading_20_2">
      <style:text-properties style:font-name="Liberation Serif" officeooo:rsid="00472f32" officeooo:paragraph-rsid="004bff32"/>
    </style:style>
    <style:style style:name="P133" style:family="paragraph" style:parent-style-name="Heading_20_2">
      <style:text-properties style:font-name="Liberation Serif" officeooo:rsid="00472f32" officeooo:paragraph-rsid="00472f32"/>
    </style:style>
    <style:style style:name="P134" style:family="paragraph" style:parent-style-name="Heading_20_2">
      <style:text-properties style:font-name="Liberation Serif" officeooo:rsid="004bff32" officeooo:paragraph-rsid="004bff32"/>
    </style:style>
    <style:style style:name="P135" style:family="paragraph" style:parent-style-name="Heading_20_2">
      <style:text-properties style:font-name="Liberation Serif" officeooo:paragraph-rsid="0061092a"/>
    </style:style>
    <style:style style:name="P136" style:family="paragraph" style:parent-style-name="Heading_20_2">
      <style:text-properties style:font-name="Liberation Serif" officeooo:rsid="00679818" officeooo:paragraph-rsid="00679818"/>
    </style:style>
    <style:style style:name="P137" style:family="paragraph" style:parent-style-name="Heading_20_2">
      <style:text-properties style:font-name="Liberation Serif" officeooo:rsid="00679818" officeooo:paragraph-rsid="0068a413"/>
    </style:style>
    <style:style style:name="P138" style:family="paragraph" style:parent-style-name="Heading_20_2">
      <style:text-properties style:font-name="Liberation Serif" officeooo:rsid="005f5e7f" officeooo:paragraph-rsid="005f5e7f"/>
    </style:style>
    <style:style style:name="P139" style:family="paragraph" style:parent-style-name="Heading_20_2">
      <style:text-properties style:font-name="Liberation Serif" officeooo:rsid="0061092a" officeooo:paragraph-rsid="0068a413"/>
    </style:style>
    <style:style style:name="P140" style:family="paragraph" style:parent-style-name="Heading_20_2">
      <style:text-properties style:font-name="Liberation Serif" officeooo:rsid="00623fc3" officeooo:paragraph-rsid="0068a413"/>
    </style:style>
    <style:style style:name="P141" style:family="paragraph" style:parent-style-name="Heading_20_2">
      <style:text-properties style:font-name="Liberation Serif" officeooo:rsid="0068c749" officeooo:paragraph-rsid="0068c749"/>
    </style:style>
    <style:style style:name="P142" style:family="paragraph" style:parent-style-name="Heading_20_2">
      <style:text-properties style:font-name="Liberation Serif" officeooo:rsid="000ff604" officeooo:paragraph-rsid="000ff604"/>
    </style:style>
    <style:style style:name="P143" style:family="paragraph" style:parent-style-name="Heading_20_2">
      <style:text-properties style:font-name="Liberation Serif" officeooo:rsid="0016f7d2" officeooo:paragraph-rsid="0016f7d2"/>
    </style:style>
    <style:style style:name="P144" style:family="paragraph" style:parent-style-name="Heading_20_2">
      <style:text-properties style:font-name="Liberation Serif" officeooo:rsid="0021519f" officeooo:paragraph-rsid="0021519f"/>
    </style:style>
    <style:style style:name="P145" style:family="paragraph" style:parent-style-name="Heading_20_2">
      <style:text-properties style:font-name="Liberation Serif" officeooo:rsid="0029185b" officeooo:paragraph-rsid="0029185b"/>
    </style:style>
    <style:style style:name="P146" style:family="paragraph" style:parent-style-name="Heading_20_2">
      <style:text-properties style:font-name="Liberation Serif" officeooo:rsid="002cba9b" officeooo:paragraph-rsid="002cba9b"/>
    </style:style>
    <style:style style:name="P147" style:family="paragraph" style:parent-style-name="Heading_20_2">
      <style:text-properties style:font-name="Liberation Serif" officeooo:rsid="002e60f1" officeooo:paragraph-rsid="002e60f1"/>
    </style:style>
    <style:style style:name="P148" style:family="paragraph" style:parent-style-name="Heading_20_2">
      <style:text-properties style:font-name="Liberation Serif" officeooo:rsid="0036f5ae" officeooo:paragraph-rsid="0036f5ae"/>
    </style:style>
    <style:style style:name="P149" style:family="paragraph" style:parent-style-name="Heading_20_2">
      <style:text-properties style:font-name="Liberation Serif" officeooo:rsid="006aa6b8" officeooo:paragraph-rsid="006aa6b8"/>
    </style:style>
    <style:style style:name="P150" style:family="paragraph" style:parent-style-name="Heading_20_2">
      <style:text-properties style:font-name="Liberation Serif" officeooo:rsid="006af200" officeooo:paragraph-rsid="006af200"/>
    </style:style>
    <style:style style:name="P151" style:family="paragraph" style:parent-style-name="Heading_20_2">
      <style:text-properties officeooo:paragraph-rsid="005057f9"/>
    </style:style>
    <style:style style:name="P152" style:family="paragraph" style:parent-style-name="Heading_20_2">
      <style:text-properties officeooo:rsid="0074030e" officeooo:paragraph-rsid="0074030e"/>
    </style:style>
    <style:style style:name="P153" style:family="paragraph" style:parent-style-name="Heading_20_2">
      <style:paragraph-properties fo:break-before="page"/>
      <style:text-properties style:font-name="Liberation Serif" officeooo:rsid="00640d11" officeooo:paragraph-rsid="00640d11"/>
    </style:style>
    <style:style style:name="P154" style:family="paragraph" style:parent-style-name="Heading_20_2">
      <style:paragraph-properties fo:break-before="page"/>
      <style:text-properties style:font-name="Liberation Serif" officeooo:rsid="006af200" officeooo:paragraph-rsid="006af200"/>
    </style:style>
    <style:style style:name="P155" style:family="paragraph" style:parent-style-name="Heading_20_2">
      <style:paragraph-properties fo:break-before="page"/>
      <style:text-properties officeooo:rsid="00718da3" officeooo:paragraph-rsid="00718da3"/>
    </style:style>
    <style:style style:name="P156" style:family="paragraph" style:parent-style-name="Heading_20_1">
      <style:text-properties style:font-name="Liberation Serif"/>
    </style:style>
    <style:style style:name="P157" style:family="paragraph" style:parent-style-name="Heading_20_1">
      <style:text-properties style:font-name="Liberation Serif" officeooo:rsid="001186ca" officeooo:paragraph-rsid="001186ca"/>
    </style:style>
    <style:style style:name="P158" style:family="paragraph" style:parent-style-name="Heading_20_1">
      <style:text-properties style:font-name="Liberation Serif" officeooo:rsid="00187bfd" officeooo:paragraph-rsid="00187bfd"/>
    </style:style>
    <style:style style:name="P159" style:family="paragraph" style:parent-style-name="Heading_20_1" style:list-style-name="">
      <style:text-properties style:font-name="Liberation Serif" officeooo:rsid="000ff604" officeooo:paragraph-rsid="000ff604"/>
    </style:style>
    <style:style style:name="P160" style:family="paragraph" style:parent-style-name="Heading_20_1">
      <style:text-properties style:font-name="Liberation Serif" officeooo:rsid="00118e43"/>
    </style:style>
    <style:style style:name="P161" style:family="paragraph" style:parent-style-name="Heading_20_1">
      <style:paragraph-properties fo:break-before="page"/>
      <style:text-properties style:font-name="Liberation Serif" officeooo:rsid="0016a9bd" officeooo:paragraph-rsid="003815ea"/>
    </style:style>
    <style:style style:name="P162" style:family="paragraph" style:parent-style-name="Heading_20_1" style:list-style-name="">
      <style:paragraph-properties fo:break-before="page"/>
      <style:text-properties style:font-name="Liberation Serif" officeooo:rsid="0016a9bd" officeooo:paragraph-rsid="0016a9bd"/>
    </style:style>
    <style:style style:name="P163" style:family="paragraph" style:parent-style-name="Heading_20_1" style:list-style-name="">
      <style:paragraph-properties fo:break-before="page"/>
      <style:text-properties style:font-name="Liberation Serif" officeooo:rsid="0014b3b5" officeooo:paragraph-rsid="0014b3b5"/>
    </style:style>
    <style:style style:name="P164" style:family="paragraph" style:parent-style-name="Heading_20_1" style:list-style-name="">
      <style:paragraph-properties fo:break-before="page"/>
      <style:text-properties style:font-name="Liberation Serif" officeooo:rsid="001bcb9d" officeooo:paragraph-rsid="001bcb9d"/>
    </style:style>
    <style:style style:name="P165" style:family="paragraph" style:parent-style-name="Heading_20_1">
      <style:paragraph-properties fo:break-before="page"/>
      <style:text-properties style:font-name="Liberation Serif" officeooo:rsid="00237d90" officeooo:paragraph-rsid="00237d90"/>
    </style:style>
    <style:style style:name="P166" style:family="paragraph" style:parent-style-name="Heading_20_1">
      <style:paragraph-properties fo:break-before="page"/>
      <style:text-properties style:font-name="Liberation Serif" officeooo:rsid="000ff604" officeooo:paragraph-rsid="000ff604"/>
    </style:style>
    <style:style style:name="T1" style:family="text">
      <style:text-properties officeooo:rsid="000e9603"/>
    </style:style>
    <style:style style:name="T2" style:family="text">
      <style:text-properties officeooo:rsid="000ff60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7010bf" style:font-style-asian="italic" style:font-style-complex="italic"/>
    </style:style>
    <style:style style:name="T5" style:family="text">
      <style:text-properties fo:font-style="italic" officeooo:rsid="00718da3" style:font-style-asian="italic" style:font-style-complex="italic"/>
    </style:style>
    <style:style style:name="T6" style:family="text">
      <style:text-properties fo:font-style="italic" fo:font-weight="bold" officeooo:rsid="005e629a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484ea" style:font-style-asian="normal" style:font-style-complex="normal"/>
    </style:style>
    <style:style style:name="T9" style:family="text">
      <style:text-properties fo:font-style="normal" officeooo:rsid="006af200" style:font-style-asian="normal" style:font-style-complex="normal"/>
    </style:style>
    <style:style style:name="T10" style:family="text">
      <style:text-properties fo:font-style="normal" officeooo:rsid="007010bf" style:font-style-asian="normal" style:font-style-complex="normal"/>
    </style:style>
    <style:style style:name="T11" style:family="text">
      <style:text-properties fo:font-style="normal" officeooo:rsid="00718da3" style:font-style-asian="normal" style:font-style-complex="normal"/>
    </style:style>
    <style:style style:name="T12" style:family="text">
      <style:text-properties officeooo:rsid="0016a9b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7dc4"/>
    </style:style>
    <style:style style:name="T15" style:family="text">
      <style:text-properties officeooo:rsid="001bcb9d"/>
    </style:style>
    <style:style style:name="T16" style:family="text">
      <style:text-properties officeooo:rsid="0029185b"/>
    </style:style>
    <style:style style:name="T17" style:family="text">
      <style:text-properties officeooo:rsid="002cba9b"/>
    </style:style>
    <style:style style:name="T18" style:family="text">
      <style:text-properties officeooo:rsid="00413ed3"/>
    </style:style>
    <style:style style:name="T19" style:family="text">
      <style:text-properties officeooo:rsid="00468747"/>
    </style:style>
    <style:style style:name="T20" style:family="text">
      <style:text-properties officeooo:rsid="00472f32"/>
    </style:style>
    <style:style style:name="T21" style:family="text">
      <style:text-properties officeooo:rsid="00486d9a"/>
    </style:style>
    <style:style style:name="T22" style:family="text">
      <style:text-properties officeooo:rsid="004bff32"/>
    </style:style>
    <style:style style:name="T23" style:family="text">
      <style:text-properties officeooo:rsid="00504359"/>
    </style:style>
    <style:style style:name="T24" style:family="text">
      <style:text-properties officeooo:rsid="00508f09"/>
    </style:style>
    <style:style style:name="T25" style:family="text">
      <style:text-properties officeooo:rsid="005109d5"/>
    </style:style>
    <style:style style:name="T26" style:family="text">
      <style:text-properties officeooo:rsid="0058aec7"/>
    </style:style>
    <style:style style:name="T27" style:family="text">
      <style:text-properties officeooo:rsid="005a61eb"/>
    </style:style>
    <style:style style:name="T28" style:family="text">
      <style:text-properties officeooo:rsid="005d5dca"/>
    </style:style>
    <style:style style:name="T29" style:family="text">
      <style:text-properties officeooo:rsid="005e629a"/>
    </style:style>
    <style:style style:name="T30" style:family="text">
      <style:text-properties officeooo:rsid="00623fc3"/>
    </style:style>
    <style:style style:name="T31" style:family="text">
      <style:text-properties officeooo:rsid="006aa6b8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0504359"/>
    </style:style>
    <style:style style:name="T34" style:family="text">
      <style:text-properties style:font-name="Liberation Serif" officeooo:rsid="005057f9"/>
    </style:style>
    <style:style style:name="T35" style:family="text">
      <style:text-properties style:font-name="Liberation Serif" officeooo:rsid="005333e7"/>
    </style:style>
    <style:style style:name="T36" style:family="text">
      <style:text-properties style:font-name="Liberation Serif" fo:font-style="normal" officeooo:rsid="006af200" style:font-style-asian="normal" style:font-style-complex="normal"/>
    </style:style>
    <style:style style:name="T37" style:family="text">
      <style:text-properties style:font-name="Liberation Serif" fo:font-style="normal" officeooo:rsid="006c7464" style:font-style-asian="normal" style:font-style-complex="normal"/>
    </style:style>
    <style:style style:name="T38" style:family="text">
      <style:text-properties style:font-name="Liberation Serif" fo:font-style="normal" officeooo:rsid="006cf175" style:font-style-asian="normal" style:font-style-complex="normal"/>
    </style:style>
    <style:style style:name="T39" style:family="text">
      <style:text-properties style:font-name="Liberation Serif" fo:font-style="normal" officeooo:rsid="006e9578" style:font-style-asian="normal" style:font-style-complex="normal"/>
    </style:style>
    <style:style style:name="T40" style:family="text">
      <style:text-properties style:font-name="Liberation Serif" fo:font-style="italic" officeooo:rsid="006cf175" style:font-style-asian="italic" style:font-style-complex="italic"/>
    </style:style>
    <style:style style:name="T41" style:family="text">
      <style:text-properties style:font-name="Liberation Serif" fo:font-style="italic" officeooo:rsid="006e9578" style:font-style-asian="italic" style:font-style-complex="italic"/>
    </style:style>
    <style:style style:name="T42" style:family="text">
      <style:text-properties style:font-name="Liberation Serif" fo:font-style="italic" officeooo:rsid="007010bf" style:font-style-asian="italic" style:font-style-complex="italic"/>
    </style:style>
    <style:style style:name="T43" style:family="text">
      <style:text-properties officeooo:rsid="0074030e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6" text:outline-level="1">Java Script Basics:</text:h>
      <text:p text:style-name="P6"/>
      <text:p text:style-name="P1"><text:a xlink:type="simple" xlink:href="https://developer.mozilla.org/en-US/docs/Web/JavaScript/Reference/Global_Objects/String/prototype" text:style-name="Internet_20_link" text:visited-style-name="Visited_20_Internet_20_Link"><text:span text:style-name="T32">https://developer.mozilla.org/en-US/docs/Web/JavaScript/Reference/Global_Objects/String/prototype</text:span></text:a></text:p>
      <text:p text:style-name="P6"/>
      <text:h text:style-name="P156" text:outline-level="1">Math: </text:h>
      <text:p text:style-name="P2"><text:a xlink:type="simple" xlink:href="https://developer.mozilla.org/en-US/docs/Web/JavaScript/Reference/Global_Objects/Math" text:style-name="Internet_20_link" text:visited-style-name="Visited_20_Internet_20_Link"><text:span text:style-name="T32">https://developer.mozilla.org/en-US/docs/Web/JavaScript/Reference/Global_Objects/Math</text:span></text:a></text:p>
      <text:p text:style-name="P7"/>
      <text:p text:style-name="P3"><text:a xlink:type="simple" xlink:href="https://developer.mozilla.org/en-US/docs/Web/JavaScript/Reference/Global_Objects/Number" text:style-name="Internet_20_link" text:visited-style-name="Visited_20_Internet_20_Link"><text:span text:style-name="T32">https://developer.mozilla.org/en-US/docs/Web/JavaScript/Reference/Global_Objects/Number</text:span></text:a></text:p>
      <text:p text:style-name="P8"/>
      <text:p text:style-name="P4"><text:a xlink:type="simple" xlink:href="https://developer.mozilla.org/en-US/docs/Web/JavaScript/Reference/Global_Objects/Array/shift" text:style-name="Internet_20_link" text:visited-style-name="Visited_20_Internet_20_Link"><text:span text:style-name="T32">https://developer.mozilla.org/en-US/docs/Web/JavaScript/Reference/Global_Objects/Array/shift</text:span></text:a></text:p>
      <text:p text:style-name="P8"/>
      <text:p text:style-name="P6"/>
      <text:p text:style-name="P9">let x = 4;</text:p>
      <text:p text:style-name="P9">x += 2; // x equals 6</text:p>
      <text:p text:style-name="P9"/>
      <text:p text:style-name="P9">let y = 4;</text:p>
      <text:p text:style-name="P9">y -= 2; // y equals 2</text:p>
      <text:p text:style-name="P9"/>
      <text:p text:style-name="P9">let z = 4;</text:p>
      <text:p text:style-name="P9">z *= 2; // z equals 8</text:p>
      <text:p text:style-name="P9"/>
      <text:p text:style-name="P9">let r = 4;</text:p>
      <text:p text:style-name="P9">r++; // r equals 5</text:p>
      <text:p text:style-name="P9"/>
      <text:p text:style-name="P9">let t = 4;</text:p>
      <text:p text:style-name="P9">t--; // t equals 3</text:p>
      <text:p text:style-name="P9"/>
      <text:p text:style-name="P9"/>
      <text:h text:style-name="P129" text:outline-level="2">Comparators: </text:h>
      <text:p text:style-name="P23">=== Equal</text:p>
      <text:p text:style-name="P23">!== Not Equal</text:p>
      <text:p text:style-name="P23">&gt;= Greater or equal</text:p>
      <text:p text:style-name="P23">&lt;= Less or equal</text:p>
      <text:h text:style-name="P157" text:outline-level="1">IF Statement:</text:h>
      <text:p text:style-name="P24"/>
      <text:p text:style-name="P25">if (condition) {</text:p>
      <text:p text:style-name="P25"><text:s text:c="4"/>// if condition is true</text:p>
      <text:p text:style-name="P25"><text:s text:c="4"/>// do this code</text:p>
      <text:p text:style-name="P26">} else <text:span text:style-name="T18">if (condition 2) </text:span>{</text:p>
      <text:p text:style-name="P26"><text:soft-page-break/><text:s text:c="4"/>// <text:span text:style-name="T18">do this code instead</text:span></text:p>
      <text:p text:style-name="P25">} else {</text:p>
      <text:p text:style-name="P25"><text:s text:c="4"/>// do this code instead</text:p>
      <text:p text:style-name="P25">}</text:p>
      <text:p text:style-name="P25"/>
      <text:p text:style-name="P27">Instead of this, there is a shorthand IF statement, which uses “ternary operators”.</text:p>
      <text:p text:style-name="P27">//if this ? //do this : //else do this;</text:p>
      <text:h text:style-name="P158" text:outline-level="1">Logic:</text:h>
      <text:h text:style-name="P119" text:outline-level="3">AND:</text:h>
      <text:p text:style-name="P28">&amp;&amp;</text:p>
      <text:p text:style-name="P28"/>
      <text:h text:style-name="P120" text:outline-level="3">OR:</text:h>
      <text:p text:style-name="P28">||</text:p>
      <text:p text:style-name="P10"/>
      <text:p text:style-name="P10"/>
      <text:p text:style-name="P6"/>
      <text:p text:style-name="P6"/>
      <text:h text:style-name="P156" text:outline-level="1"><text:span text:style-name="T1">Input</text:span> Box<text:span text:style-name="T1">es</text:span>:</text:h>
      <text:h text:style-name="P121" text:outline-level="3">Confirmation:</text:h>
      <text:p text:style-name="P11">confirm('This is an example of using JS to create some interaction on a website. Click OK to continue!');</text:p>
      <text:p text:style-name="P11"/>
      <text:h text:style-name="P121" text:outline-level="3">Inpu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prompt("What is your name?",”<text:span text:style-name="T14">Type your lunch choice here"</text:span>);</text:p>
          </table:table-cell>
          <table:table-cell table:style-name="Table2.B1" office:value-type="string">
            <text:p text:style-name="P29">Prompt(<text:span text:style-name="T15">&lt;main text&gt;</text:span>,<text:span text:style-name="T15">&lt;text box text&gt;</text:span>);</text:p>
          </table:table-cell>
        </table:table-row>
      </table:table>
      <text:p text:style-name="P31"/>
      <text:h text:style-name="P161" text:outline-level="1">Variables:</text:h>
      <text:p text:style-name="P12">When declaring Variables, always use standard formatting: camelCase</text:p>
      <text:p text:style-name="Standard"><text:span text:style-name="T32">Capitalizing in this way is a standard convention in JavaScript called </text:span><text:span text:style-name="Emphasis"><text:span text:style-name="T32">camelCasing</text:span></text:span><text:span text:style-name="T32">, because the capital letters look like the humps on a camel's back</text:span></text:p>
      <text:p text:style-name="P5"/>
      <text:p text:style-name="P13">In ES6 Javascript, we use:</text:p>
      <text:p text:style-name="P5"/>
      <text:h text:style-name="P130" text:outline-level="2">Const:</text:h>
      <text:p text:style-name="P32">Const</text:p>
      <text:h text:style-name="P130" text:outline-level="2">Let:</text:h>
      <text:p text:style-name="P33"/>
      <text:p text:style-name="P34"><text:span text:style-name="T31">Let </text:span>variable = “string”</text:p>
      <text:p text:style-name="P34"><text:tab/>or</text:p>
      <text:p text:style-name="P34"><text:span text:style-name="T31">let</text:span> variable = 5</text:p>
      <text:p text:style-name="P34"/>
      <text:h text:style-name="P119" text:outline-level="3">in ES5 javascript, we use:</text:h>
      <text:p text:style-name="P35"/>
      <text:p text:style-name="P35">var variable = “string”;</text:p>
      <text:p text:style-name="P34"/>
      <text:p text:style-name="P34"><text:span text:style-name="T13">localvar</text:span> = only works within current SCOPE</text:p>
      <text:p text:style-name="P34"><text:span text:style-name="T13">globalvar</text:span> = works within EVERY scope</text:p>
      <text:p text:style-name="P30"/>
      <text:p text:style-name="P30"/>
      <text:h text:style-name="P159" text:outline-level="1"/>
      <text:h text:style-name="P163" text:outline-level="1">Loops</text:h>
      <text:h text:style-name="P99" text:outline-level="1"/>
      <text:h text:style-name="P122" text:outline-level="3">For</text:h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99" text:outline-level="1">for (var i = 2 ; i &lt; 13; i++) {<text:line-break/><text:tab/>console.log(i);<text:line-break/>}</text:h>
          </table:table-cell>
          <table:table-cell table:style-name="Table1.B1" office:value-type="string">
            <text:p text:style-name="P36">For( &lt;<text:span text:style-name="T3">this</text:span>&gt;; &lt;<text:span text:style-name="T3">while this</text:span>&gt;; &lt;<text:span text:style-name="T3">edit this</text:span>&gt;){<text:line-break/>&lt;<text:span text:style-name="T3">do this</text:span>&gt;<text:line-break/>}</text:p>
          </table:table-cell>
        </table:table-row>
      </table:table>
      <text:h text:style-name="P99" text:outline-level="1"/>
      <text:h text:style-name="P99" text:outline-level="1"><text:span text:style-name="T7">I </text:span>++ is the same as i +=1 or I = I +1 </text:h>
      <text:h text:style-name="P99" text:outline-level="1">i-- also works</text:h>
      <text:h text:style-name="P99" text:outline-level="1"/>
      <text:h text:style-name="P119" text:outline-level="3">While: </text:h>
      <text:p text:style-name="P22"/>
      <text:p text:style-name="P38">var loopCondition = false;</text:p>
      <text:h text:style-name="P100" text:outline-level="1">while (loopCondition) {<text:line-break/> <text:s text:c="3"/>console.log("I'm gonna stop looping 'cause my condition is " + loopCondition + "!");<text:line-break/>}</text:h>
      <text:h text:style-name="P100" text:outline-level="1"/>
      <text:h text:style-name="P119" text:outline-level="3">Do/ While:</text:h>
      <text:p text:style-name="P22"/>
      <text:p text:style-name="P38">var loopCondition = false;<text:line-break/><text:line-break/>do {<text:line-break/><text:tab/>console.log("I'm gonna stop looping 'cause my condition is " + loopCondition + "!");<text:tab/><text:line-break/>} while (loopCondition);</text:p>
      <text:p text:style-name="P38"/>
      <text:h text:style-name="P131" text:outline-level="2">Foreach:</text:h>
      <text:p text:style-name="P39">let fruits = ['mango', 'papaya', 'pineapple', 'apple'];</text:p>
      <text:p text:style-name="P39"/>
      <text:p text:style-name="P39">// Iterate over fruits below</text:p>
      <text:p text:style-name="P39">fruits.forEach(function(item) {</text:p>
      <text:p text:style-name="P39"><text:soft-page-break/><text:s text:c="2"/>console.log(`I want to eat a ${item}`);</text:p>
      <text:p text:style-name="P39">})</text:p>
      <text:p text:style-name="P39"/>
      <text:p text:style-name="P39">This can also be written as:</text:p>
      <text:p text:style-name="P39"><text:tab/>fruits.forEach(item =&gt; console.log(`I want to eat a ${item}`));</text:p>
      <text:p text:style-name="P39"/>
      <text:p text:style-name="P40">https://developer.mozilla.org/en-US/docs/Web/JavaScript/Reference/Global_Objects/Array/every</text:p>
      <text:h text:style-name="P128" text:outline-level="2">.<text:span text:style-name="T23">map:</text:span></text:h>
      <text:p text:style-name="P22">.<text:span text:style-name="T23">map is used to change the contents of a string.</text:span></text:p>
      <text:p text:style-name="P41"><text:tab/>let numbers = [1, 2, 3, 4, 5]; </text:p>
      <text:p text:style-name="P41"><text:tab/>let bigNumbers = numbers.map(function(number) {</text:p>
      <text:p text:style-name="P41"><text:tab/> <text:s/>return number * 10;</text:p>
      <text:p text:style-name="P16"><text:span text:style-name="T33"><text:tab/>});</text:span><text:span text:style-name="Source_20_Text"><text:span text:style-name="T33"> <text:tab/>console.log(bigNumbers)</text:span></text:span></text:p>
      <text:p text:style-name="P16"><text:span text:style-name="Source_20_Text"><text:span text:style-name="T34"><text:tab/><text:tab/>//output is [10, 20, 30, 40, 50]</text:span></text:span></text:p>
      <text:p text:style-name="P15"><text:span text:style-name="Source_20_Text"><text:span text:style-name="T32"/></text:span></text:p>
      <text:p text:style-name="P15"><text:span text:style-name="Source_20_Text"><text:span text:style-name="T32"/></text:span></text:p>
      <text:h text:style-name="P151" text:outline-level="2"><text:span text:style-name="Source_20_Text"><text:span text:style-name="T32">.</text:span></text:span><text:span text:style-name="Source_20_Text"><text:span text:style-name="T34">filter</text:span></text:span></text:h>
      <text:p text:style-name="P16"><text:span text:style-name="Source_20_Text"><text:span text:style-name="T32">.</text:span></text:span><text:span text:style-name="Source_20_Text"><text:span text:style-name="T34">filter is used to remove values from a string which does not fit a criteria</text:span></text:span></text:p>
      <text:p text:style-name="P17"><text:span text:style-name="Source_20_Text"><text:span text:style-name="T34"><text:tab/>let numbers = [1, 2, 3, 4, 5]; </text:span></text:span></text:p>
      <text:p text:style-name="P42"><text:tab/>let bigNumbers = numbers.<text:span text:style-name="T24">filter</text:span>(function(number) {</text:p>
      <text:p text:style-name="P42"><text:tab/> <text:s/>return <text:span text:style-name="T24">number &gt; 3</text:span>;</text:p>
      <text:p text:style-name="P17"><text:span text:style-name="T33"><text:tab/>});</text:span><text:span text:style-name="Source_20_Text"><text:span text:style-name="T33"> <text:tab/>console.log(bigNumbers)</text:span></text:span></text:p>
      <text:p text:style-name="P17"><text:span text:style-name="Source_20_Text"><text:span text:style-name="T34"><text:tab/><text:tab/>//output is [4, 5]</text:span></text:span></text:p>
      <text:h text:style-name="Heading_20_2" text:outline-level="2"><text:span text:style-name="Source_20_Text"><text:span text:style-name="T32"/></text:span></text:h>
      <text:h text:style-name="Heading_20_2" text:outline-level="2"><text:span text:style-name="Source_20_Text"><text:span text:style-name="T32">.</text:span></text:span><text:span text:style-name="Source_20_Text"><text:span text:style-name="T35">some</text:span></text:span></text:h>
      <text:p text:style-name="P19"><text:span text:style-name="Source_20_Text"><text:span text:style-name="T35">let words = ['unique', 'uncanny', 'pique', 'oxymoron', 'guise'];</text:span></text:span></text:p>
      <text:p text:style-name="P19"><text:span text:style-name="Source_20_Text"><text:span text:style-name="T32"/></text:span></text:p>
      <text:p text:style-name="P19"><text:span text:style-name="Source_20_Text"><text:span text:style-name="T35">// Something is missing in the method call below</text:span></text:span></text:p>
      <text:p text:style-name="P19"><text:span text:style-name="Source_20_Text"><text:span text:style-name="T32"/></text:span></text:p>
      <text:p text:style-name="P19"><text:soft-page-break/><text:span text:style-name="Source_20_Text"><text:span text:style-name="T35">console.log(words.some(function(word) {</text:span></text:span></text:p>
      <text:p text:style-name="P19"><text:span text:style-name="Source_20_Text"><text:span text:style-name="T35"><text:s text:c="2"/>return word.length &lt; 6;</text:span></text:span></text:p>
      <text:p text:style-name="P19"><text:span text:style-name="Source_20_Text"><text:span text:style-name="T35">}));</text:span></text:span></text:p>
      <text:p text:style-name="P19"><text:span text:style-name="Source_20_Text"><text:span text:style-name="T35">// output = truec</text:span></text:span></text:p>
      <text:h text:style-name="Heading_20_2" text:outline-level="2"><text:span text:style-name="Source_20_Text"><text:span text:style-name="T32">.every</text:span></text:span></text:h>
      <text:p text:style-name="Text_20_body"><text:span text:style-name="Source_20_Text"><text:span text:style-name="T32"/></text:span></text:p>
      <text:p text:style-name="P18"><text:span text:style-name="Source_20_Text"><text:span text:style-name="T34"><text:tab/>let numbers = [1, 2, 3, 4, 5]; </text:span></text:span></text:p>
      <text:p text:style-name="P43"><text:tab/>let bigNumbers = numbers.<text:span text:style-name="T25">every</text:span>(function(number) {</text:p>
      <text:p text:style-name="P43"><text:tab/> <text:s/>return <text:span text:style-name="T24">number &gt; 0</text:span>;</text:p>
      <text:p text:style-name="P18"><text:span text:style-name="T33"><text:tab/>});</text:span><text:span text:style-name="Source_20_Text"><text:span text:style-name="T33"> <text:tab/>console.log(bigNumbers)</text:span></text:span></text:p>
      <text:p text:style-name="P18"><text:span text:style-name="Source_20_Text"><text:span text:style-name="T34"><text:tab/><text:tab/>//output is true</text:span></text:span></text:p>
      <text:h text:style-name="P164" text:outline-level="1">Switch:</text:h>
      <text:h text:style-name="P101" text:outline-level="1">var candy = prompt("What's your favorite candy?","Type your favorite candy here.");<text:line-break/><text:line-break/>switch(candy) {<text:line-break/> <text:s/>case 'licorice':<text:line-break/> <text:s text:c="3"/>console.log("Gross!");<text:line-break/> <text:s text:c="3"/>break;<text:line-break/> <text:s/>case 'gum':<text:line-break/> <text:s text:c="3"/>console.log("I like gum!");<text:line-break/> <text:s text:c="3"/>break;<text:line-break/> <text:s/>case 'beets':<text:line-break/> <text:s text:c="3"/>console.log("...is that even a candy?");<text:line-break/> <text:s text:c="3"/>break;<text:line-break/> <text:s/>default:<text:line-break/> <text:s text:c="3"/>console.log("I don't know that one, what about a different candy?");<text:line-break/> <text:s text:c="3"/>break;</text:h>
      <text:h text:style-name="P102" text:outline-level="1">}</text:h>
      <text:h text:style-name="P162" text:outline-level="1">Arrays:</text:h>
      <text:h text:style-name="P103" text:outline-level="1"/>
      <text:h text:style-name="P103" text:outline-level="1"><text:span text:style-name="T20">let</text:span> variable = [“data”, numbers, “data2”] </text:h>
      <text:h text:style-name="P103" text:outline-level="1"/>
      <text:h text:style-name="P119" text:outline-level="3"><text:span text:style-name="T12">R</text:span>eference specific variable in <text:span text:style-name="T12">A</text:span>rray:</text:h>
      <text:p text:style-name="P22"/>
      <text:p text:style-name="P34">Variable[1]</text:p>
      <text:p text:style-name="P34">example: </text:p>
      <text:p text:style-name="P34"><text:tab/><text:tab/>var junkData = ["Eddie Murphy", 49, "peanuts", 31];<text:line-break/><text:line-break/><text:tab/><text:tab/>console.log(junkData[1])</text:p>
      <text:p text:style-name="P34">would print out <text:s/>49</text:p>
      <text:p text:style-name="P34"/>
      <text:p text:style-name="P44">Variable[0][4]</text:p>
      <text:p text:style-name="P44">would print out ‘e’</text:p>
      <text:p text:style-name="P44"/>
      <text:h text:style-name="P123" text:outline-level="3">For loop to print every item:</text:h>
      <text:p text:style-name="P45">var languages = ["HTML", "CSS", "JavaScript", "Python", "Ruby"];<text:line-break/><text:line-break/><text:line-break/>for (var i = 0; i &lt; languages.length; i++) {<text:line-break/> <text:s text:c="3"/>console.log(languages[i]);<text:line-break/>}</text:p>
      <text:p text:style-name="P45"/>
      <text:h text:style-name="P132" text:outline-level="2">Push items onto <text:span text:style-name="T22">Array</text:span></text:h>
      <text:h text:style-name="P124" text:outline-level="3"><text:span text:style-name="T22">E</text:span>nd of Array:</text:h>
      <text:p text:style-name="P46"><text:tab/><text:span text:style-name="T22">a</text:span>rrayName.push(‘Item1’, ‘Item2’);</text:p>
      <text:h text:style-name="P119" text:outline-level="3">Start of Array:</text:h>
      <text:p text:style-name="P47"><text:tab/><text:span text:style-name="T22">arrayName.unshift(‘Item1’,’Item2’);</text:span></text:p>
      <text:p text:style-name="P48"/>
      <text:h text:style-name="P133" text:outline-level="2"><text:soft-page-break/>Delete items from end of Array:</text:h>
      <text:p text:style-name="P48"><text:tab/><text:span text:style-name="T20">ArrayName.pop();</text:span></text:p>
      <text:h text:style-name="P134" text:outline-level="2">Move end item into another Array:</text:h>
      <text:p text:style-name="P47"><text:tab/><text:span text:style-name="T22">ArrayName.shift();</text:span></text:p>
      <text:p text:style-name="P47"/>
      <text:p text:style-name="P47"/>
      <text:h text:style-name="P128" text:outline-level="2">Split Array into multiple:</text:h>
      <text:p text:style-name="P49"><text:tab/>ArrayName= [‘Item1’,’Item2’,’Item3’,’Item4’,’Item5’];</text:p>
      <text:p text:style-name="P49"><text:tab/>Let arrayTwo.slice(1,5);</text:p>
      <text:p text:style-name="P49"><text:tab/>//arrayName = [’Item1’,’Item5’]<text:line-break/><text:tab/>//arrayTwo = [’Item2’,’Item3’,’Item4’];</text:p>
      <text:h text:style-name="P165" text:outline-level="1">Objects:</text:h>
      <text:h text:style-name="P119" text:outline-level="3">Create new object:</text:h>
      <text:p text:style-name="P50"><text:tab/><text:span text:style-name="T26">let person = {</text:span></text:p>
      <text:p text:style-name="P52"><text:tab/> <text:s/>name: 'Tyron',</text:p>
      <text:p text:style-name="P52"><text:tab/> <text:s/>age: 40,</text:p>
      <text:p text:style-name="P52"><text:tab/> <text:s/>weekendAlarm: 'No alarms needed',</text:p>
      <text:p text:style-name="P52"><text:tab/> <text:s/>weekAlarm: 'Alarm set to 7AM',</text:p>
      <text:p text:style-name="P52"><text:tab/> <text:s/>sayHello: () =&gt; {</text:p>
      <text:p text:style-name="P52"><text:tab/> <text:s text:c="3"/>return 'Hello, there!';</text:p>
      <text:p text:style-name="P52"><text:tab/> <text:s/>},</text:p>
      <text:p text:style-name="P52"><text:tab/> <text:s/>sayGoodbye() {</text:p>
      <text:p text:style-name="P52"><text:tab/> <text:s text:c="3"/>return 'Goodbye!';</text:p>
      <text:p text:style-name="P52"><text:tab/> <text:s/>},</text:p>
      <text:p text:style-name="P52"><text:tab/> <text:s/><text:span text:style-name="T27">stateAge: function() {</text:span></text:p>
      <text:p text:style-name="P52"><text:tab/> <text:s text:c="3"/><text:span text:style-name="T27">return `I am ${this.age} years old`</text:span></text:p>
      <text:p text:style-name="P52"><text:tab/> <text:s/><text:span text:style-name="T27">},</text:span></text:p>
      <text:p text:style-name="P52"><text:tab/>};</text:p>
      <text:h text:style-name="P127" text:outline-level="4">OR</text:h>
      <text:p text:style-name="P14"><text:span text:style-name="Source_20_Text"><text:span text:style-name="T32"><text:tab/>var myObj = new Object();</text:span></text:span></text:p>
      <text:p text:style-name="P51"><text:line-break/></text:p>
      <text:h text:style-name="P125" text:outline-level="3">Add new keys to an object:</text:h>
      <text:p text:style-name="P51"><text:line-break/>me["name"] = "Jack"<text:line-break/>me.age = 2<text:span text:style-name="T21">3</text:span></text:p>
      <text:p text:style-name="P51"/>
      <text:h text:style-name="P119" text:outline-level="3">Reference a key:</text:h>
      <text:p text:style-name="P22"/>
      <text:p text:style-name="P53">me[“name”]</text:p>
      <text:p text:style-name="P54">OR</text:p>
      <text:p text:style-name="P54">me.name</text:p>
      <text:h text:style-name="P128" text:outline-level="2"><text:soft-page-break/>Add a Method:</text:h>
      <text:p text:style-name="P55">A method is a function within an Object.</text:p>
      <text:p text:style-name="P55"/>
      <text:p text:style-name="P55">Let car = {</text:p>
      <text:p text:style-name="P55"><text:tab/>model: ‘Citroen Cactus’,</text:p>
      <text:p text:style-name="P55"><text:tab/>carNoise() {</text:p>
      <text:p text:style-name="P55"><text:tab/>return ‘I’m a car and I go broom broom’</text:p>
      <text:p text:style-name="P55">}</text:p>
      <text:p text:style-name="P55">};</text:p>
      <text:p text:style-name="P55"/>
      <text:p text:style-name="P55">This can also be stated using different notation, as below.<text:line-break/><text:span text:style-name="T29">Other keys can also be referenced using </text:span><text:span text:style-name="T6">this.keyName</text:span></text:p>
      <text:p text:style-name="P55"><text:span text:style-name="T28">l</text:span>et fruit = {</text:p>
      <text:p text:style-name="P55"><text:tab/>name: ‘Apple’,</text:p>
      <text:p text:style-name="P55"><text:tab/>ageDays: ‘6 ’,</text:p>
      <text:p text:style-name="P55"><text:tab/>isRipe: function() {</text:p>
      <text:p text:style-name="P55"><text:tab/><text:tab/>if (this.ageDays &gt; 2 &amp;&amp; this.ageDays &lt; 7) {</text:p>
      <text:p text:style-name="P55"><text:tab/><text:tab/><text:tab/>return `<text:span text:style-name="T28">I</text:span>’m ${this.ageDays} old, I’m ripe, eat me!`;</text:p>
      <text:p text:style-name="P55"><text:tab/><text:tab/>} else if <text:span text:style-name="T28">(this.ageDays &lt; 2) </text:span>{</text:p>
      <text:p text:style-name="P55"><text:tab/><text:tab/><text:tab/><text:span text:style-name="T28">return `I’m only ${this.ageDays} old, don’t eat me yet!`;</text:span><text:line-break/><text:tab/><text:tab/><text:span text:style-name="T28">} else if (this.ageDays &gt; 7) {</text:span></text:p>
      <text:p text:style-name="P55"><text:tab/><text:tab/><text:tab/><text:span text:style-name="T28">return `I’m too old to eat, and won’t taste great...`;</text:span></text:p>
      <text:p text:style-name="P55"><text:tab/><text:tab/><text:span text:style-name="T28">} else {</text:span></text:p>
      <text:p text:style-name="P55"><text:tab/><text:tab/><text:tab/><text:span text:style-name="T28">return `I don’t know how old I am!`;</text:span></text:p>
      <text:p text:style-name="P55"><text:tab/><text:tab/><text:span text:style-name="T28">};</text:span></text:p>
      <text:p text:style-name="P55">};</text:p>
      <text:p text:style-name="P56">};</text:p>
      <text:p text:style-name="P53"/>
      <text:h text:style-name="P135" text:outline-level="2"><text:soft-page-break/></text:h>
      <text:h text:style-name="P136" text:outline-level="2"/>
      <text:h text:style-name="P126" text:outline-level="3">Create and search a contact list: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2">var friends = {};<text:line-break/><text:line-break/>friends.bill = {<text:line-break/> <text:s text:c="3"/>firstName: "Bill",<text:line-break/> <text:s text:c="3"/>lastName: "Gates",<text:line-break/> <text:s text:c="3"/>number: "5555555555",<text:line-break/> <text:s text:c="3"/>address: ['One Microsoft Way','Redmond','WA','98052'],<text:line-break/> <text:s text:c="3"/>};<text:line-break/><text:line-break/>friends.steve = {<text:line-break/> <text:s text:c="3"/>firstName: "Steve",<text:line-break/> <text:s text:c="3"/>lastName: "Jobs",<text:line-break/> <text:s text:c="3"/>number: "66666666666",<text:line-break/> <text:s text:c="3"/>address: ["Address","Placeholder"],<text:line-break/> <text:s text:c="3"/>};<text:line-break/><text:line-break/>friends.jack = {<text:line-break/> <text:s text:c="3"/>address: []<text:line-break/> <text:s text:c="3"/>};<text:line-break/> <text:s text:c="3"/><text:line-break/>var list = function(x) {<text:line-break/> <text:s text:c="3"/>for(var key in x) {<text:line-break/> <text:s text:c="7"/>console.log(key);<text:line-break/> <text:s text:c="3"/>}<text:line-break/>}<text:line-break/><text:line-break/>var search = function(name) {<text:line-break/> <text:s text:c="3"/>for (var key in friends) {<text:line-break/> <text:s text:c="7"/>if (friends[key].firstName === name) {<text:line-break/> <text:s text:c="11"/>console.log(friends[key]);<text:line-break/> <text:s text:c="11"/>return friends[key];<text:line-break/>}<text:line-break/>}<text:line-break/>};<text:line-break/><text:line-break/><text:line-break/>console.log(friends["steve"])<text:line-break/>search("Steve")</text:p>
          </table:table-cell>
        </table:table-row>
      </table:table>
      <text:p text:style-name="P57"><text:soft-page-break/></text:p>
      <text:h text:style-name="P138" text:outline-level="2">Check if a variable is a number:</text:h>
      <text:p text:style-name="P20"><text:a xlink:type="simple" xlink:href="https://developer.mozilla.org/en-US/docs/Web/JavaScript/Reference/Operators/typeof" text:style-name="Internet_20_link" text:visited-style-name="Visited_20_Internet_20_Link"><text:span text:style-name="T32">https://developer.mozilla.org/en-US/docs/Web/JavaScript/Reference/Operators/typeof</text:span></text:a></text:p>
      <text:p text:style-name="P58"><text:s/>if (typeof newAge === 'number') {</text:p>
      <text:p text:style-name="P58"><text:s text:c="6"/>this.age = newAge</text:p>
      <text:p text:style-name="P58"><text:s text:c="4"/>} else {</text:p>
      <text:p text:style-name="P58"><text:s text:c="2"/><text:tab/><text:tab/>retun `This ain't a numba`</text:p>
      <text:p text:style-name="P58"><text:s text:c="2"/><text:tab/>}</text:p>
      <text:h text:style-name="P153" text:outline-level="2">Classes:</text:h>
      <text:p text:style-name="P59">class Surgeon {</text:p>
      <text:p text:style-name="P59"><text:s text:c="2"/>constructor(name, department) {</text:p>
      <text:p text:style-name="P59"><text:s text:c="4"/>this._name = name;</text:p>
      <text:p text:style-name="P59"><text:s text:c="4"/>this._department = department;</text:p>
      <text:p text:style-name="P59"><text:s text:c="2"/>}</text:p>
      <text:p text:style-name="P59">}</text:p>
      <text:p text:style-name="P59"/>
      <text:p text:style-name="P60">const surgeonCurry = new Surgeon('Curry','Cardiovascular');</text:p>
      <text:p text:style-name="P60">const surgeonDurant = new Surgeon('Durant', 'Orthopedics');</text:p>
      <text:p text:style-name="P60"/>
      <text:h text:style-name="P139" text:outline-level="2">Getting &amp; Setting Methods:</text:h>
      <text:h text:style-name="P139" text:outline-level="2">Set Method:</text:h>
      <text:p text:style-name="P62"><text:tab/>let person = {</text:p>
      <text:p text:style-name="P62"><text:s text:c="2"/><text:tab/>_name: 'Lu Xun',</text:p>
      <text:p text:style-name="P62"><text:tab/> <text:s/>_age: 137,</text:p>
      <text:p text:style-name="P62"/>
      <text:p text:style-name="P62"><text:tab/> <text:s/>set age(newAge) {</text:p>
      <text:p text:style-name="P62"><text:tab/> <text:s text:c="3"/>if (typeof newAge === 'number') {</text:p>
      <text:p text:style-name="P62"><text:tab/> <text:s text:c="5"/>this._age = newAge</text:p>
      <text:p text:style-name="P62"><text:tab/> <text:s text:c="3"/>} else {</text:p>
      <text:p text:style-name="P62"><text:s text:c="2"/><text:tab/><text:tab/>return 'Invalid input';</text:p>
      <text:p text:style-name="P62"><text:tab/> <text:s/><text:tab/>}</text:p>
      <text:p text:style-name="P62"><text:tab/> <text:s/>}</text:p>
      <text:p text:style-name="P62"><text:tab/>};</text:p>
      <text:p text:style-name="P62"><text:tab/>person.age = 39</text:p>
      <text:p text:style-name="P62"/>
      <text:h text:style-name="P140" text:outline-level="2">Get Method:</text:h>
      <text:p text:style-name="P63"/>
      <text:p text:style-name="P63"><text:soft-page-break/><text:tab/><text:span text:style-name="T30"> get age() {</text:span></text:p>
      <text:p text:style-name="P64"><text:s text:c="4"/>console.log(`${this._name} is ${this._age} years old.`);</text:p>
      <text:p text:style-name="P64"><text:s text:c="4"/>return this._age;</text:p>
      <text:p text:style-name="P64"><text:s text:c="2"/>}</text:p>
      <text:p text:style-name="P63"/>
      <text:p text:style-name="P63"><text:tab/><text:span text:style-name="T30">console.log(person.age);</text:span></text:p>
      <text:p text:style-name="P63"><text:tab/>// <text:span text:style-name="T30">Output – NAME is AGE years old<text:line-break/><text:tab/><text:tab/> <text:s text:c="6"/>39</text:span><text:tab/></text:p>
      <text:p text:style-name="P61"/>
      <text:h text:style-name="P137" text:outline-level="2">Create Child Class:</text:h>
      <text:p text:style-name="P65"/>
      <text:p text:style-name="P97">class HospitalEmployee {</text:p>
      <text:p text:style-name="P97"><text:s text:c="2"/>constructor(name) {</text:p>
      <text:p text:style-name="P97"><text:s text:c="2"/><text:tab/>this._name = name;</text:p>
      <text:p text:style-name="P97"><text:s text:c="2"/><text:tab/>this._remainingVacationDays = 20;</text:p>
      <text:p text:style-name="P97">}</text:p>
      <text:p text:style-name="P97"><text:s text:c="2"/></text:p>
      <text:p text:style-name="P97"><text:s text:c="2"/>get name() {</text:p>
      <text:p text:style-name="P97"><text:s text:c="4"/>return this._name;</text:p>
      <text:p text:style-name="P97"><text:s text:c="2"/>} <text:s/></text:p>
      <text:p text:style-name="P97"><text:s text:c="2"/></text:p>
      <text:p text:style-name="P97"><text:s text:c="2"/>get remainingVacationDays() {</text:p>
      <text:p text:style-name="P97"><text:s text:c="4"/>return this._remainingVacationDays;</text:p>
      <text:p text:style-name="P97"><text:s text:c="2"/>}</text:p>
      <text:p text:style-name="P97"><text:s text:c="2"/></text:p>
      <text:p text:style-name="P97"><text:s text:c="2"/>takeVacationDays(daysOff) {</text:p>
      <text:p text:style-name="P97"><text:s text:c="4"/>return this._remainingVacationDays -= daysOff</text:p>
      <text:p text:style-name="P97"><text:s text:c="2"/>}</text:p>
      <text:p text:style-name="P97"><text:s text:c="2"/></text:p>
      <text:p text:style-name="P97"><text:s text:c="2"/>}</text:p>
      <text:p text:style-name="P97"/>
      <text:p text:style-name="P97"><text:soft-page-break/>class Nurse extends HospitalEmployee {</text:p>
      <text:p text:style-name="P97"><text:s text:c="2"/>constructor(name, certifications) {</text:p>
      <text:p text:style-name="P97"><text:s text:c="4"/>super(name);</text:p>
      <text:p text:style-name="P97"><text:s text:c="4"/>this._certifications = certifications;</text:p>
      <text:p text:style-name="P97"><text:s text:c="2"/>}</text:p>
      <text:p text:style-name="P97">}</text:p>
      <text:p text:style-name="P97"/>
      <text:p text:style-name="P97">const nurseOlynyk = new Nurse('Olynyk',['Trauma','Pediatrics'])</text:p>
      <text:p text:style-name="P97"/>
      <text:h text:style-name="P141" text:outline-level="2">Static Method:</text:h>
      <text:p text:style-name="P66">A static method is something that can only be called from a base class, and not from an instance of that class.<text:line-break/><text:line-break/>For example, Animal.method() would work, but Dolphin.method() would not.<text:line-break/><text:line-break/>To create a static class:</text:p>
      <text:p text:style-name="P98"><text:s/>static generatePassword() {</text:p>
      <text:p text:style-name="P98"><text:s text:c="4"/>return Math.floor(Math.random()*10000);</text:p>
      <text:p text:style-name="P98"><text:s text:c="2"/>}</text:p>
      <text:p text:style-name="P96">Functions:</text:p>
      <text:p text:style-name="P67"/>
      <text:p text:style-name="P68">To Create:</text:p>
      <text:p text:style-name="P67">const funcTion = (//Input Variables) =&gt; {</text:p>
      <text:p text:style-name="P67"><text:tab/>// Do this Code</text:p>
      <text:p text:style-name="P67">};</text:p>
      <text:p text:style-name="P69">To call</text:p>
      <text:p text:style-name="P67">console.log(funcTion(//Input));</text:p>
      <text:p text:style-name="P67"/>
      <text:p text:style-name="P69">Alternate <text:span text:style-name="T19">method for functions:</text:span></text:p>
      <text:p text:style-name="P70">function funcTion<text:span text:style-name="T43">() {</text:span>//input<text:span text:style-name="T43">};</text:span></text:p>
      <text:h text:style-name="P166" text:outline-level="1">Modifiers:</text:h>
      <text:p text:style-name="P71"/>
      <text:h text:style-name="P128" text:outline-level="2">Console Log</text:h>
      <text:p text:style-name="P72">console.log()</text:p>
      <text:p text:style-name="P74">To concatenate a string, use +</text:p>
      <text:p text:style-name="P75">console.log(“string about something:” + something + “.”); </text:p>
      <text:p text:style-name="P76">In ES6+ Javascript, instead of using quotes, use ‘backticks’ which are top left on a qwerty.</text:p>
      <text:p text:style-name="P76"><text:tab/>Console.log(` wow look no concatenation ${variable}.`);</text:p>
      <text:h text:style-name="P142" text:outline-level="2">Length:</text:h>
      <text:p text:style-name="P71">“<text:span text:style-name="T2">string”.length</text:span></text:p>
      <text:p text:style-name="P11"/>
      <text:h text:style-name="P160" text:outline-level="1">Substrings:</text:h>
      <text:p text:style-name="P73">"hello".substring(x, y);</text:p>
      <text:p text:style-name="P73"><text:tab/>0 1 2 3 4</text:p>
      <text:p text:style-name="P73"><text:tab/> | <text:s/>| <text:s/>| <text:s/>| <text:s/>| </text:p>
      <text:p text:style-name="P73"><text:tab/> h e l l o</text:p>
      <text:p text:style-name="P73"/>
      <text:h text:style-name="P143" text:outline-level="2"><text:span text:style-name="T16">L</text:span>ine Break:</text:h>
      <text:p text:style-name="P44">\</text:p>
      <text:p text:style-name="P44"/>
      <text:p text:style-name="P44"/>
      <text:h text:style-name="P144" text:outline-level="2">Uppercase / Lowercase:</text:h>
      <text:p text:style-name="P77"><text:tab/>“<text:span text:style-name="T16">string”</text:span>.toUpperCase()</text:p>
      <text:p text:style-name="P77"><text:tab/>“<text:span text:style-name="T16">string”</text:span>.toLowerCase()</text:p>
      <text:p text:style-name="P78">example: <text:s/>var user = prompt(“prompt text”).toLowerCase()</text:p>
      <text:h text:style-name="P145" text:outline-level="2">Starts With X:</text:h>
      <text:p text:style-name="P79"><text:tab/>“string” .startsWith()</text:p>
      <text:p text:style-name="P79">Will return boolean either true or false.</text:p>
      <text:p text:style-name="P77"><text:soft-page-break/></text:p>
      <text:h text:style-name="P146" text:outline-level="2">Remove Whitespace:</text:h>
      <text:p text:style-name="P80">“<text:span text:style-name="T17">string”.trim();</text:span></text:p>
      <text:p text:style-name="P81">or “string”.trimLeft().trimRight();</text:p>
      <text:p text:style-name="P81"/>
      <text:h text:style-name="P147" text:outline-level="2">Random Math Generator:</text:h>
      <text:p text:style-name="P82"/>
      <text:p text:style-name="P83">Math.random()</text:p>
      <text:p text:style-name="P84">Generates a random number between 0-1</text:p>
      <text:p text:style-name="P84"/>
      <text:p text:style-name="P85">Math.floor()</text:p>
      <text:p text:style-name="P90"><text:span text:style-name="T7">rounds down to the nearest whole number. </text:span><text:span text:style-name="T8">Math.ceil() is the opposite of this.<text:line-break/><text:line-break/>Math.ceil()</text:span></text:p>
      <text:p text:style-name="P86">rounds up to nearest whole number. Math.floor() is the opposite of this.</text:p>
      <text:p text:style-name="P86"/>
      <text:p text:style-name="P87"/>
      <text:h text:style-name="P148" text:outline-level="2">Check if Number is Integer:</text:h>
      <text:p text:style-name="P91">Number.isInteger()</text:p>
      <text:h text:style-name="P154" text:outline-level="2">ES6 vs ES5:</text:h>
      <text:p text:style-name="P92">Differences:</text:p>
      <text:list xml:id="list1554694625" text:style-name="L1">
        <text:list-item>
          <text:p text:style-name="P104">let/const instead of var</text:p>
        </text:list-item>
        <text:list-item>
          <text:p text:style-name="P104">`my name is ${name}!` vs “my name is “ + name + “!”</text:p>
        </text:list-item>
        <text:list-item>
          <text:p text:style-name="P104"><text:line-break/></text:p>
        </text:list-item>
      </text:list>
      <text:h text:style-name="P149" text:outline-level="2">Check if something is supported in a browser:</text:h>
      <text:p text:style-name="P21"><text:span text:style-name="T32">To check if a piece of code is ES6 or ES5, and supported in a browser, use </text:span><text:a xlink:type="simple" xlink:href="http://caniuse.com/" text:style-name="Internet_20_link" text:visited-style-name="Visited_20_Internet_20_Link"><text:span text:style-name="T32">caniuse.com</text:span></text:a><text:span text:style-name="T32"> </text:span></text:p>
      <text:p text:style-name="P35"/>
      <text:h text:style-name="P150" text:outline-level="2">Make browsers compatible with ES6:</text:h>
      <text:p text:style-name="P92">To make it compatible, use a JavaScript library called <text:span text:style-name="T3">Babel:</text:span></text:p>
      <text:p text:style-name="P89">First we’ll need to install NPM, or the Node Package Manager.</text:p>
      <text:list xml:id="list1962989955" text:style-name="L2">
        <text:list-item>
          <text:p text:style-name="P105"/>
        </text:list-item>
      </text:list>
      <text:p text:style-name="P88">To install Babel in bash:</text:p>
      <text:list xml:id="list1571219156" text:style-name="L3">
        <text:list-item>
          <text:p text:style-name="P107"><text:span text:style-name="Source_20_Text"><text:span text:style-name="T36">npm install babel-cli </text:span></text:span><text:span text:style-name="Source_20_Text"><text:span text:style-name="T37">-D</text:span></text:span></text:p>
        </text:list-item>
        <text:list-item>
          <text:p text:style-name="P107"><text:span text:style-name="Source_20_Text"><text:span text:style-name="T36">npm install babel-preset-env </text:span></text:span><text:span text:style-name="Source_20_Text"><text:span text:style-name="T37">-D</text:span></text:span></text:p>
        </text:list-item>
        <text:list-item>
          <text:p text:style-name="P108"><text:span text:style-name="Source_20_Text"><text:span text:style-name="T38">create a .babelrc file using ‘</text:span></text:span><text:span text:style-name="Source_20_Text"><text:span text:style-name="T40">touch .babelrc’</text:span></text:span></text:p>
        </text:list-item>
        <text:list-item>
          <text:p text:style-name="P108"><text:span text:style-name="Source_20_Text"><text:span text:style-name="T38">put <text:tab/>{<text:line-break/><text:tab/> "presets": ["env"]</text:span></text:span><text:span text:style-name="Source_20_Text"><text:span text:style-name="T39"><text:line-break/><text:tab/> }</text:span></text:span><text:span text:style-name="Source_20_Text"><text:span text:style-name="T38"><text:line-break/></text:span></text:span><text:span text:style-name="Source_20_Text"><text:span text:style-name="T39">i</text:span></text:span><text:span text:style-name="Source_20_Text"><text:span text:style-name="T38">nto the file to tell it to transpile ES6 and later into ES5.</text:span></text:span></text:p>
        </text:list-item>
        <text:list-item>
          <text:p text:style-name="P109"><text:span text:style-name="Source_20_Text"><text:span text:style-name="T39">In package.json, in “scripts”, add ‘ </text:span></text:span><text:span text:style-name="Source_20_Text"><text:span text:style-name="T41">"build": "babel src -d lib" ‘,</text:span></text:span><text:span text:style-name="Source_20_Text"><text:span text:style-name="T42"> don’t forget to add a comma after the code above it.</text:span></text:span></text:p>
        </text:list-item>
      </text:list>
      <text:p text:style-name="P94"><text:span text:style-name="Source_20_Text"><text:span text:style-name="T38">To compile code:</text:span></text:span></text:p>
      <text:list xml:id="list413545316" text:style-name="L4">
        <text:list-item>
          <text:p text:style-name="P110"><text:span text:style-name="Source_20_Text"><text:span text:style-name="T36">npm run build</text:span></text:span></text:p>
        </text:list-item>
      </text:list>
      <text:list xml:id="list130734354003150" text:continue-list="list1571219156" text:style-name="L3">
        <text:list-header>
          <text:p text:style-name="P107"><text:span text:style-name="Source_20_Text"><text:span text:style-name="T36"/></text:span></text:p>
        </text:list-header>
      </text:list>
      <text:p text:style-name="P93"><text:span text:style-name="T10">in </text:span><text:span text:style-name="T4">directory/lib, </text:span><text:span text:style-name="T10">there should </text:span><text:span text:style-name="T11">be a new </text:span><text:span text:style-name="T5">file.js, </text:span><text:span text:style-name="T11">which has been converted to ES5</text:span><text:span text:style-name="T9">!</text:span></text:p>
      <text:p text:style-name="P88"/>
      <text:p text:style-name="P88"/>
      <text:h text:style-name="P155" text:outline-level="2">Modules:</text:h>
      <text:p text:style-name="P95">Modules are exportable bits of code that can be called from any other packages.</text:p>
      <text:p text:style-name="P95"/>
      <text:h text:style-name="P152" text:outline-level="2">To Create a Module:</text:h>
      <text:p text:style-name="P95"/>
      <text:p text:style-name="P113">let Airplane = {};</text:p>
      <text:p text:style-name="P113"/>
      <text:p text:style-name="P113">Airplane.myAirplane = "StarJet";</text:p>
      <text:p text:style-name="P113">module.exports = Airplane;</text:p>
      <text:p text:style-name="P113"/>
      <text:h text:style-name="P152" text:outline-level="2">To Call a Module:</text:h>
      <text:p text:style-name="P112"/>
      <text:p text:style-name="P114">const Airplane = require('./1-airplane.js');</text:p>
      <text:p text:style-name="P114"/>
      <text:p text:style-name="P118"/>
      <text:p text:style-name="P118">Example:</text:p>
      <text:p text:style-name="P118"><text:tab/><text:span text:style-name="T44">1-airplane.js</text:span></text:p>
      <text:p text:style-name="P114">let Airplane = {};</text:p>
      <text:p text:style-name="P114">Airplane.myAirplane = "StarJet";</text:p>
      <text:p text:style-name="P114">Airplane.test1 = ['Fifteen', 5 , 'Twenty'];</text:p>
      <text:p text:style-name="P114">module.exports = Airplane;</text:p>
      <text:p text:style-name="P114"/>
      <text:p text:style-name="P115">1-missionControl.js</text:p>
      <text:p text:style-name="P116">const Airplane = require('./1-airplane.js');</text:p>
      <text:p text:style-name="P116">function displayAirplane() { </text:p>
      <text:p text:style-name="P116"><text:s text:c="2"/>console.log(Airplane.myAirplane);</text:p>
      <text:p text:style-name="P116">};</text:p>
      <text:p text:style-name="P116">console.log(displayAirplane());</text:p>
      <text:p text:style-name="P117">// Output // Starjet</text:p>
      <text:p text:style-name="P116"><text:soft-page-break/>console.log(Airplane.test1);</text:p>
      <text:p text:style-name="P116">//Output // ['Fifteen', 5 , 'Twenty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2:20:22.388000000</meta:creation-date>
    <dc:date>2017-09-08T13:07:31.955000000</dc:date>
    <meta:editing-duration>P2DT7H12M41S</meta:editing-duration>
    <meta:editing-cycles>47</meta:editing-cycles>
    <meta:generator>LibreOffice/5.3.3.2$Windows_x86 LibreOffice_project/3d9a8b4b4e538a85e0782bd6c2d430bafe583448</meta:generator>
    <meta:document-statistic meta:table-count="3" meta:image-count="0" meta:object-count="0" meta:page-count="22" meta:paragraph-count="337" meta:word-count="1519" meta:character-count="10489" meta:non-whitespace-character-count="8806"/>
  </office:meta>
</office:document-meta>
</file>